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number:date-style style:name="D1" number:automatic-order="true">
      <number:day number:style="long"/>
      <number:text>.</number:text>
      <number:month number:style="long"/>
      <number:text>.</number:text>
      <number:year number:style="long"/>
    </number:date-style>
    <number:time-style style:name="T1" number:automatic-order="true">
      <number:hours/>
      <number:text>:</number:text>
      <number:minutes/>
      <number:text>:</number:text>
      <number:seconds/>
      <number:am-pm/>
    </number:tim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graphic-properties style:protect="size"/>
    </style:style>
    <style:style style:name="gr3"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64cm" fo:padding-top="0.125cm" fo:padding-bottom="0.125cm" fo:padding-left="0.25cm" fo:padding-right="0.25cm" fo:wrap-option="no-wrap" draw:shadow-color="#808080"/>
      <style:paragraph-properties style:writing-mode="lr-tb"/>
    </style:style>
    <style:style style:name="gr4"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5"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6"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7" style:family="graphic" style:parent-style-name="Default_20_Drawing_20_Style_5f_1" style:list-style-name="L4">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paragraph-properties style:writing-mode="lr-tb"/>
    </style:style>
    <style:style style:name="gr8"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paragraph-properties style:writing-mode="lr-tb"/>
    </style:style>
    <style:style style:name="gr9"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3.495cm" fo:min-width="4.366cm" fo:padding-top="0.13cm" fo:padding-bottom="0.13cm" fo:padding-left="0.25cm" fo:padding-right="0.25cm" fo:wrap-option="no-wrap" draw:shadow-color="#808080"/>
    </style:style>
    <style:style style:name="gr10"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4.012cm" fo:padding-top="0.125cm" fo:padding-bottom="0.125cm" fo:padding-left="0.25cm" fo:padding-right="0.25cm" fo:wrap-option="no-wrap" draw:shadow-color="#808080"/>
      <style:paragraph-properties style:writing-mode="lr-tb"/>
    </style:style>
    <style:style style:name="gr11"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641cm" fo:min-width="4.736cm" fo:padding-top="0.13cm" fo:padding-bottom="0.13cm" fo:padding-left="0.25cm" fo:padding-right="0.25cm" fo:wrap-option="no-wrap" draw:shadow-color="#808080"/>
    </style:style>
    <style:style style:name="gr12"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style>
    <style:style style:name="gr13"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14"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15" style:family="graphic" style:parent-style-name="standard">
      <style:graphic-properties draw:textarea-horizontal-align="justify" draw:textarea-vertical-align="middle" draw:auto-grow-height="false" fo:min-height="0.5cm" fo:min-width="4.75cm"/>
    </style:style>
    <style:style style:name="gr16" style:family="graphic" style:parent-style-name="standard">
      <style:graphic-properties draw:stroke="dash" draw:stroke-dash="Double_20_Dash" svg:stroke-linecap="butt" draw:fill="solid" draw:fill-color="#b4c7dc" draw:textarea-vertical-align="middle" draw:auto-grow-height="false" fo:min-height="2.25cm" fo:min-width="2.5cm" fo:wrap-option="wrap"/>
    </style:style>
    <style:style style:name="gr17" style:family="graphic" style:parent-style-name="Default_20_Drawing_20_Style_5f_1" style:list-style-name="L1">
      <style:graphic-properties draw:stroke="dash" draw:stroke-dash="Double_20_Dash" svg:stroke-width="0.026cm" svg:stroke-color="#3465a4" svg:stroke-opacity="100%" draw:stroke-linejoin="round" draw:fill="solid" draw:fill-color="#b4c7dc"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18"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19" style:family="graphic" style:parent-style-name="standard">
      <style:graphic-properties draw:stroke="none" draw:fill="none" fo:min-height="10.804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5cm" draw:shadow-color="#808080"/>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graphic-properties draw:auto-grow-height="true" fo:min-height="8.884cm"/>
      <style:paragraph-properties style:writing-mode="lr-tb"/>
    </style:style>
    <style:style style:name="pr8" style:family="presentation" style:parent-style-name="Default-outline1">
      <style:graphic-properties draw:auto-grow-height="true" fo:min-height="12.03cm"/>
      <style:paragraph-properties style:writing-mode="lr-tb"/>
    </style:style>
    <style:style style:name="pr9" style:family="presentation" style:parent-style-name="Default-outline1">
      <style:graphic-properties draw:auto-grow-height="true" fo:min-height="12.781cm"/>
      <style:paragraph-properties style:writing-mode="lr-tb"/>
    </style:style>
    <style:style style:name="pr10" style:family="presentation" style:parent-style-name="Default-outline1">
      <style:graphic-properties draw:auto-grow-height="true" fo:min-height="10.073cm"/>
      <style:paragraph-properties style:writing-mode="lr-tb"/>
    </style:style>
    <style:style style:name="pr11" style:family="presentation" style:parent-style-name="Default-subtitle">
      <style:graphic-properties draw:fill-color="#ffffff" fo:min-height="12.19cm"/>
      <style:paragraph-properties style:writing-mode="lr-tb"/>
    </style:style>
    <style:style style:name="P1" style:family="paragraph">
      <style:paragraph-properties fo:margin-left="0cm" fo:margin-right="0cm" fo:text-align="center" fo:text-indent="0cm"/>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style:paragraph-properties fo:text-align="end"/>
    </style:style>
    <style:style style:name="P5" style:family="paragraph">
      <loext:graphic-properties draw:fill="none" draw:fill-color="#ffffff"/>
      <style:paragraph-properties style:writing-mode="lr-tb"/>
    </style:style>
    <style:style style:name="P6" style:family="paragraph">
      <style:paragraph-properties style:writing-mode="lr-tb"/>
    </style:style>
    <style:style style:name="P7" style:family="paragraph">
      <style:paragraph-properties style:writing-mode="lr-tb"/>
      <style:text-properties fo:font-size="24pt" style:font-size-asian="24pt" style:font-size-complex="24pt"/>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text-align="center" fo:text-indent="0cm" style:writing-mode="lr-tb"/>
      <style:text-properties fo:font-size="14.8999996185303pt"/>
    </style:style>
    <style:style style:name="P10"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1" style:family="paragraph">
      <style:paragraph-properties fo:margin-left="0cm" fo:margin-right="0cm" fo:text-indent="0cm" style:writing-mode="lr-tb"/>
      <style:text-properties fo:font-size="14.8999996185303pt"/>
    </style:style>
    <style:style style:name="P12"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13" style:family="paragraph">
      <style:paragraph-properties fo:margin-left="0.599cm" fo:margin-right="0cm" fo:text-indent="-0.591cm" style:writing-mode="lr-tb"/>
      <style:text-properties fo:font-size="14.8999996185303pt"/>
    </style:style>
    <style:style style:name="P14"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15" style:family="paragraph">
      <loext:graphic-properties draw:fill="solid" draw:fill-color="#729fcf"/>
      <style:paragraph-properties style:writing-mode="lr-tb" style:font-independent-line-spacing="true"/>
    </style:style>
    <style:style style:name="P16" style:family="paragraph">
      <style:paragraph-properties fo:margin-left="0cm" fo:margin-right="0cm" fo:text-align="start" fo:text-indent="0cm" style:writing-mode="lr-tb"/>
      <style:text-properties fo:font-size="14.8999996185303pt"/>
    </style:style>
    <style:style style:name="P17" style:family="paragraph">
      <loext:graphic-properties draw:fill="solid" draw:fill-color="#729fcf"/>
      <style:paragraph-properties fo:margin-left="0cm" fo:margin-right="0cm" fo:text-align="start" fo:text-indent="0cm" style:writing-mode="lr-tb" style:font-independent-line-spacing="true"/>
      <style:text-properties fo:font-size="14.8999996185303pt"/>
    </style:style>
    <style:style style:name="P18" style:family="paragraph">
      <style:paragraph-properties fo:text-align="center"/>
    </style:style>
    <style:style style:name="P19" style:family="paragraph">
      <loext:graphic-properties draw:fill="solid" draw:fill-color="#b4c7dc"/>
      <style:paragraph-properties fo:text-align="center"/>
    </style:style>
    <style:style style:name="P20" style:family="paragraph">
      <loext:graphic-properties draw:fill="solid" draw:fill-color="#b4c7dc"/>
      <style:paragraph-properties fo:margin-left="0cm" fo:margin-right="0cm" fo:text-align="center" fo:text-indent="0cm" style:writing-mode="lr-tb" style:font-independent-line-spacing="true"/>
      <style:text-properties fo:font-size="14.8999996185303pt"/>
    </style:style>
    <style:style style:name="P21" style:family="paragraph">
      <style:paragraph-properties fo:margin-left="0cm" fo:margin-right="0cm" fo:text-indent="0cm" style:writing-mode="lr-tb"/>
      <style:text-properties fo:font-size="14.8999996185303pt" fo:font-style="italic" style:font-style-asian="italic" style:font-style-complex="italic"/>
    </style:style>
    <style:style style:name="P22" style:family="paragraph">
      <loext:graphic-properties draw:fill="none" draw:fill-color="#ffffff"/>
      <style:paragraph-properties fo:margin-left="0cm" fo:margin-right="0cm" fo:text-indent="0cm" style:writing-mode="lr-tb" style:font-independent-line-spacing="true"/>
      <style:text-properties fo:font-size="14.8999996185303pt" fo:font-style="italic" style:font-style-asian="italic" style:font-style-complex="italic"/>
    </style:style>
    <style:style style:name="P23" style:family="paragraph">
      <loext:graphic-properties draw:fill="none" draw:fill-color="#ffffff"/>
      <style:paragraph-properties style:writing-mode="lr-tb"/>
      <style:text-properties fo:font-size="23.3999996185303pt"/>
    </style:style>
    <style:style style:name="P24" style:family="paragraph">
      <style:paragraph-properties fo:margin-top="0.508cm" fo:margin-bottom="0cm"/>
    </style:style>
    <style:style style:name="P25" style:family="paragraph">
      <style:paragraph-properties fo:margin-top="0.508cm" fo:margin-bottom="0cm" style:writing-mode="lr-tb"/>
      <style:text-properties fo:font-size="16pt" style:font-size-asian="32pt" style:font-size-complex="32pt"/>
    </style:style>
    <style:style style:name="P26" style:family="paragraph">
      <style:paragraph-properties fo:margin-top="0.5cm" fo:margin-bottom="0cm"/>
    </style:style>
    <style:style style:name="P27" style:family="paragraph">
      <style:paragraph-properties fo:margin-top="0.5cm" fo:margin-bottom="0cm" style:writing-mode="lr-tb"/>
      <style:text-properties fo:font-size="16pt"/>
    </style:style>
    <style:style style:name="P28" style:family="paragraph">
      <style:paragraph-properties fo:margin-left="0cm" fo:margin-right="0cm" fo:margin-top="0cm" fo:margin-bottom="0cm" fo:line-height="100%" fo:text-indent="0cm"/>
    </style:style>
    <style:style style:name="P29" style:family="paragraph">
      <loext:graphic-properties draw:fill="none"/>
      <style:paragraph-properties style:writing-mode="lr-tb"/>
      <style:text-properties style:font-name="Courier New" fo:font-size="16pt" style:font-size-asian="20pt" style:font-size-complex="20pt"/>
    </style:style>
    <style:style style:name="P30" style:family="paragraph">
      <style:paragraph-properties fo:margin-top="0cm" fo:margin-bottom="0cm"/>
    </style:style>
    <style:style style:name="P31" style:family="paragraph">
      <style:paragraph-properties fo:margin-top="0cm" fo:margin-bottom="0cm" style:writing-mode="lr-tb"/>
      <style:text-properties fo:font-size="16pt" style:font-size-asian="32pt" style:font-size-complex="32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13pt" style:font-size-asian="13pt" style:font-size-complex="13pt"/>
    </style:style>
    <style:style style:name="T4" style:family="text">
      <style:text-properties style:font-name="Liberation Sans1" fo:font-size="24pt" style:font-size-asian="24pt" style:font-size-complex="24pt"/>
    </style:style>
    <style:style style:name="T5" style:family="text">
      <style:text-properties style:font-name="Liberation Sans1" fo:font-size="24pt" fo:font-weight="bold" style:font-size-asian="24pt" style:font-weight-asian="bold" style:font-size-complex="24pt" style:font-weight-complex="bold"/>
    </style:style>
    <style:style style:name="T6" style:family="text">
      <style:text-properties fo:font-weight="bold" style:font-weight-asian="bold" style:font-weight-complex="bold"/>
    </style:style>
    <style:style style:name="T7" style:family="text">
      <style:text-properties style:font-name="Liberation Sans1" fo:font-size="24pt" fo:font-weight="normal" style:font-size-asian="24pt" style:font-weight-asian="normal" style:font-size-complex="24pt" style:font-weight-complex="normal"/>
    </style:style>
    <style:style style:name="T8" style:family="text">
      <style:text-properties fo:font-size="14.8999996185303pt" fo:language="en" fo:country="IE" style:language-asian="en" style:country-asian="IE" style:language-complex="en" style:country-complex="IE"/>
    </style:style>
    <style:style style:name="T9"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10" style:family="text">
      <style:text-properties fo:font-size="14.8999996185303pt" fo:language="en" fo:country="IE" fo:font-style="italic" style:language-asian="en" style:country-asian="IE" style:font-style-asian="italic" style:language-complex="en" style:country-complex="IE" style:font-style-complex="italic"/>
    </style:style>
    <style:style style:name="T11" style:family="text">
      <style:text-properties style:font-name="Courier New" fo:font-size="16pt" fo:font-weight="bold" style:font-size-asian="32pt" style:font-weight-asian="bold" style:font-size-complex="32pt" style:font-weight-complex="bold"/>
    </style:style>
    <style:style style:name="T12" style:family="text">
      <style:text-properties style:font-name="Courier New" fo:font-size="16pt" style:font-size-asian="32pt" style:font-size-complex="32pt"/>
    </style:style>
    <style:style style:name="T13" style:family="text">
      <style:text-properties style:font-name="Courier New" fo:font-size="16pt"/>
    </style:style>
    <style:style style:name="T14" style:family="text">
      <style:text-properties style:font-name="Courier New" fo:font-size="16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Courier New" fo:font-size="16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3"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Courier New"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0000" loext:opacity="100%" style:text-outline="false" style:text-line-through-style="none" style:text-line-through-type="none" style:font-name="Courier New" fo:font-size="16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3" fo:font-size="16pt"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20" style:family="text">
      <style:text-properties style:font-name="Liberation Sans3" fo:font-size="16pt" style:font-size-asian="32pt" style:font-size-complex="32pt"/>
    </style:style>
    <style:style style:name="T21" style:family="text">
      <style:text-properties style:font-name="Liberation Sans3" fo:font-size="16pt" fo:font-weight="normal" style:font-size-asian="32pt" style:font-weight-asian="normal" style:font-size-complex="32pt" style:font-weight-complex="normal"/>
    </style:style>
    <style:style style:name="T22" style:family="text">
      <style:text-properties style:font-name="Courier New" fo:font-size="16pt" fo:font-weight="normal" style:font-size-asian="32pt" style:font-weight-asian="normal" style:font-size-complex="32pt" style:font-weight-complex="normal"/>
    </style:style>
    <style:style style:name="T23" style:family="text">
      <style:text-properties fo:color="#ff0000" loext:opacity="100%" style:font-name="Courier New" fo:font-size="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25.199cm" svg:height="9.134cm" svg:x="1.4cm" svg:y="3.685cm" presentation:class="subtitle" presentation:user-transformed="true">
          <draw:text-box>
            <text:p>A well-known URL for publishing ECHConfigLists</text:p>
            <text:p text:style-name="P1"><text:span text:style-name="T1"><text:a xlink:href="https://datatracker.ietf.org/doc/draft-ietf-tls-wkech/" xlink:type="simple">https://datatracker.ietf.org/doc/draft-ietf-tls-wkech/</text:a></text:span><text:span text:style-name="T1"><text:s/></text:span></text:p>
            <text:p/>
            <text:p text:style-name="P2"><text:tab/><text:span text:style-name="T2">Stephen Farrell, Rich Salz, Ben Schwartz</text:span></text:p>
            <text:p text:style-name="P2"><text:span text:style-name="T2"><text:tab/></text:span><text:span text:style-name="T2">IETF 115, London, November 2022</text:span></text:p>
          </draw:text-box>
        </draw:frame>
        <draw:frame draw:style-name="gr1" draw:text-style-name="P5" draw:layer="layout" svg:width="6.5cm" svg:height="1.673cm" svg:x="20.5cm" svg:y="13.5cm">
          <draw:text-box>
            <text:p text:style-name="P4"><text:span text:style-name="T3"><text:date style:data-style-name="D1" text:date-value="2022-10-31">31/10/22</text:date></text:span><text:span text:style-name="T3"><text:s/></text:span><text:span text:style-name="T3"><text:time style:data-style-name="T1" text:time-value="00:00:00">09:59:39</text:time></text:span></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 text:style-name="P2">Changes since IETF 114</text:p>
          </draw:text-box>
        </draw:frame>
        <draw:frame presentation:style-name="pr4" draw:text-style-name="P7" draw:layer="layout" svg:width="25.199cm" svg:height="9.134cm" svg:x="1.4cm" svg:y="3.556cm" presentation:class="outline" presentation:user-transformed="true">
          <draw:text-box>
            <text:list text:style-name="L2">
              <text:list-item>
                <text:p><text:span text:style-name="T4">draft-00 described an actual running prototype operated by Stephen Farrell on </text:span><text:span text:style-name="T4"><text:a xlink:href="https://defo.ie/" xlink:type="simple">https://defo.ie</text:a></text:span><text:span text:style-name="T4"><text:s/>for its colocated domains.</text:span></text:p>
              </text:list-item>
              <text:list-item>
                <text:p><text:span text:style-name="T4">draft-01 has been redesigned to serve a broader range of ECH deployment architectures.</text:span></text:p>
                <text:list>
                  <text:list-item>
                    <text:p><text:span text:style-name="T4">Still only contains the information necessary for ECH, but extensible to other SVCB parameters.</text:span></text:p>
                  </text:list-item>
                  <text:list-item>
                    <text:p><text:span text:style-name="T4">Not actually implemented at all.</text:span></text:p>
                  </text:list-item>
                  <text:list-item>
                    <text:p><text:span text:style-name="T5">Seeking WG input on this new design</text:span></text:p>
                  </text:list-item>
                </text:list>
              </text:list-item>
            </text:list>
          </draw:text-box>
        </draw:frame>
        <presentation:notes draw:style-name="dp2">
          <draw:page-thumbnail draw:style-name="gr2"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Background</text:p>
          </draw:text-box>
        </draw:frame>
        <draw:frame presentation:style-name="pr4" draw:text-style-name="P6" draw:layer="layout" svg:width="25.199cm" svg:height="9.134cm" svg:x="1.4cm" svg:y="3.685cm" presentation:class="outline">
          <draw:text-box>
            <text:list text:style-name="L2">
              <text:list-item>
                <text:p>Encrypted ClientHello (ECH) normally relies on HTTPS records to publish the public key (ECHConfigList) in the DNS.</text:p>
              </text:list-item>
              <text:list-item>
                <text:p>It’s easy (and tempting!) to paste the public key into your zonefile and declare success.</text:p>
              </text:list-item>
              <text:list-item>
                <text:p>This breaks key rotation, especially if your customers are pasting your key into zones you don’t even control.</text:p>
              </text:list-item>
              <text:list-item>
                <text:p><text:span text:style-name="T6">Goal</text:span>: Make proper dynamic zone generation <text:span text:style-name="T6">easier than doing it the wrong way</text:span>.</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 text:style-name="P2">Technical Summary</text:p>
          </draw:text-box>
        </draw:frame>
        <draw:frame presentation:style-name="pr4" draw:text-style-name="P7" draw:layer="layout" svg:width="25.199cm" svg:height="10.944cm" svg:x="1.4cm" svg:y="3.556cm" presentation:class="outline" presentation:user-transformed="true">
          <draw:text-box>
            <text:list text:style-name="L2">
              <text:list-item>
                <text:p><text:span text:style-name="T4">Specifies a protocol between an </text:span><text:span text:style-name="T5">origin</text:span><text:span text:style-name="T4"> and a </text:span><text:span text:style-name="T5">zone factory</text:span><text:span text:style-name="T7"> to keep the DNS zone up to date whenever a server rotates its ECH keys.</text:span></text:p>
              </text:list-item>
              <text:list-item>
                <text:p><text:span text:style-name="T4">The </text:span><text:span text:style-name="T7">zone factory already knows the origin’s name, IP addresses, and any SVCB parameters other than the ECH keys.</text:span></text:p>
              </text:list-item>
              <text:list-item>
                <text:p><text:span text:style-name="T4">The origin hosts a JSON blob containing either:</text:span></text:p>
                <text:list>
                  <text:list-item>
                    <text:p><text:span text:style-name="T4">a list of “endpoints” (1:1 with ServiceMode HTTPS records).</text:span></text:p>
                  </text:list-item>
                  <text:list-item>
                    <text:p><text:span text:style-name="T4">an instruction to alias this origin to some other origin.</text:span></text:p>
                  </text:list-item>
                </text:list>
              </text:list-item>
              <text:list-item>
                <text:p><text:span text:style-name="T4">Hosted at /.well-known/</text:span><text:span text:style-name="T5">origin-svcb</text:span><text:span text:style-name="T7"> by default.</text:span></text:p>
                <text:list>
                  <text:list-item>
                    <text:p><text:span text:style-name="T7">This proves that the contents are authoritative for this origin, which simplifies configuration of the zone factory</text:span></text:p>
                  </text:list-item>
                </text:list>
              </text:list-item>
            </text:list>
          </draw:text-box>
        </draw:frame>
        <presentation:notes draw:style-name="dp2">
          <draw:page-thumbnail draw:style-name="gr2" draw:layer="layout" svg:width="18.624cm" svg:height="10.476cm" svg:x="1.482cm" svg:y="2.123cm" draw:page-number="4" presentation:class="page"/>
          <draw:frame presentation:style-name="pr2" draw:text-style-name="P8" draw:layer="layout" svg:width="17.271cm" svg:height="12.572cm" svg:x="2.159cm" svg:y="13.271cm" presentation:class="notes" presentation:placeholder="true">
            <draw:text-box/>
          </draw:frame>
        </presentation:notes>
      </draw:page>
      <draw:page draw:name="page5" draw:style-name="dp3" draw:master-page-name="Default">
        <office:forms form:automatic-focus="false" form:apply-design-mode="false"/>
        <draw:custom-shape draw:style-name="gr3" draw:text-style-name="P10" draw:layer="layout" svg:width="4.14cm" svg:height="5.785cm" svg:x="2.286cm" svg:y="7.109cm">
          <text:list text:style-name="L1">
            <text:list-header>
              <text:p text:style-name="P9"><text:span text:style-name="T8">TLS </text:span></text:p>
              <text:p text:style-name="P9"><text:span text:style-name="T8">Client</text:span></text:p>
              <text:p text:style-name="P9"><text:span text:style-name="T8">(browser)</text:span></text:p>
            </text:list-header>
          </text:list>
          <draw:enhanced-geometry svg:viewBox="0 0 21600 21600" draw:type="rectangle" draw:enhanced-path="M 0 0 L 21600 0 21600 21600 0 21600 0 0 Z N"/>
        </draw:custom-shape>
        <draw:custom-shape draw:style-name="gr4" draw:text-style-name="P12" draw:layer="layout" svg:width="5.683cm" svg:height="1.046cm" svg:x="6.417cm" svg:y="8.893cm">
          <text:list text:style-name="L1">
            <text:list-header>
              <text:p text:style-name="P11"><text:span text:style-name="T8">4. TLS session</text:span></text:p>
            </text:list-header>
          </text:list>
          <draw:enhanced-geometry svg:viewBox="0 0 21600 21600" draw:type="mso-spt202" draw:enhanced-path="M 0 0 L 21600 0 21600 21600 0 21600 0 0 Z N"/>
        </draw:custom-shape>
        <draw:custom-shape draw:style-name="gr5" draw:text-style-name="P10" draw:layer="layout" svg:width="4.41cm" svg:height="2.975cm" svg:x="12.717cm" svg:y="8.831cm">
          <text:list text:style-name="L1">
            <text:list-header>
              <text:p text:style-name="P9"><text:span text:style-name="T8">Origin</text:span></text:p>
            </text:list-header>
          </text:list>
          <draw:enhanced-geometry svg:viewBox="0 0 21600 21600" draw:type="rectangle" draw:enhanced-path="M 0 0 L 21600 0 21600 21600 0 21600 0 0 Z N"/>
        </draw:custom-shape>
        <draw:custom-shape draw:style-name="gr6" draw:text-style-name="P12" draw:layer="layout" svg:width="25.2cm" svg:height="2.629cm" svg:x="1.399cm" svg:y="0.626cm">
          <text:list text:style-name="L3">
            <text:list-header>
              <text:p text:style-name="P11"><text:span text:style-name="T9">Picture</text:span></text:p>
            </text:list-header>
          </text:list>
          <draw:enhanced-geometry svg:viewBox="0 0 21600 21600" draw:type="mso-spt202" draw:enhanced-path="M 0 0 L 21600 0 21600 21600 0 21600 0 0 Z N"/>
        </draw:custom-shape>
        <draw:custom-shape draw:style-name="gr7" draw:text-style-name="P14" draw:layer="layout" svg:width="8.459cm" svg:height="2.563cm" svg:x="4.541cm" svg:y="4.546cm">
          <text:list text:style-name="L4">
            <text:list-header>
              <text:p text:style-name="P13"><text:span text:style-name="T8">3. Look up A/AAAA </text:span><text:span text:style-name="T8"><text:line-break/></text:span><text:span text:style-name="T8">and HTTPS</text:span></text:p>
            </text:list-header>
          </text:list>
          <draw:enhanced-geometry svg:viewBox="0 0 21600 21600" draw:type="mso-spt202" draw:enhanced-path="M 0 0 L 21600 0 21600 21600 0 21600 0 0 Z N"/>
        </draw:custom-shape>
        <draw:custom-shape draw:style-name="gr8" draw:text-style-name="P10" draw:layer="layout" svg:width="3.967cm" svg:height="3.639cm" svg:x="11.698cm" svg:y="2.586cm">
          <text:list text:style-name="L1">
            <text:list-header>
              <text:p text:style-name="P9"><text:span text:style-name="T8">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5" draw:layer="layout" svg:width="4.866cm" svg:height="3.755cm" draw:transform="rotate (-3.14159265358979) translate (11.43cm 8.463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17" draw:layer="layout" svg:width="4.512cm" svg:height="2.975cm" svg:x="21.496cm" svg:y="5.807cm">
          <text:list text:style-name="L1">
            <text:list-header>
              <text:p text:style-name="P16"><text:span text:style-name="T8">Zone factory</text:span></text:p>
              <text:p text:style-name="P16"><text:span text:style-name="T8">(for origin)</text:span></text:p>
            </text:list-header>
          </text:list>
          <draw:enhanced-geometry svg:viewBox="0 0 21600 21600" draw:type="rectangle" draw:enhanced-path="M 0 0 L 21600 0 21600 21600 0 21600 0 0 Z N"/>
        </draw:custom-shape>
        <draw:custom-shape draw:style-name="gr11" draw:text-style-name="P15" draw:layer="layout" svg:width="5.236cm" svg:height="2.901cm" svg:x="16.024cm" svg:y="3.556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2" draw:text-style-name="P15" draw:layer="layout" svg:width="3.966cm" svg:height="2.647cm" svg:x="17.348cm" svg:y="7.849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2" draw:layer="layout" svg:width="5.683cm" svg:height="1.046cm" svg:x="19.285cm" svg:y="9.622cm">
          <text:list text:style-name="L1">
            <text:list-header>
              <text:p text:style-name="P11"><text:span text:style-name="T8">1. Fetch</text:span></text:p>
              <text:p text:style-name="P11"><text:span text:style-name="T8">.well-known/origin-svcb</text:span></text:p>
            </text:list-header>
          </text:list>
          <draw:enhanced-geometry svg:viewBox="0 0 21600 21600" draw:type="mso-spt202" draw:enhanced-path="M 0 0 L 21600 0 21600 21600 0 21600 0 0 Z N"/>
        </draw:custom-shape>
        <draw:custom-shape draw:style-name="gr14" draw:text-style-name="P12" draw:layer="layout" svg:width="5.683cm" svg:height="1.046cm" svg:x="19.793cm" svg:y="3.272cm">
          <text:list text:style-name="L1">
            <text:list-header>
              <text:p text:style-name="P11"><text:span text:style-name="T8">2. (re-)Publish zone</text:span></text:p>
            </text:list-header>
          </text:list>
          <draw:enhanced-geometry svg:viewBox="0 0 21600 21600" draw:type="mso-spt202" draw:enhanced-path="M 0 0 L 21600 0 21600 21600 0 21600 0 0 Z N"/>
        </draw:custom-shape>
        <draw:custom-shape draw:style-name="gr15" draw:text-style-name="P18" draw:layer="layout" svg:width="6cm" svg:height="1.5cm" svg:x="6.6cm" svg:y="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9" draw:layer="layout" svg:width="3cm" svg:height="2.5cm" svg:x="14.5cm" svg:y="12cm">
          <text:p/>
          <draw:enhanced-geometry svg:viewBox="0 0 841 854" draw:mirror-horizontal="false" draw:mirror-vertical="false" draw:type="non-primitive" draw:enhanced-path="M 517 247 L 517 415 264 415 264 0 0 0 0 680 517 680 517 854 841 547 517 247 Z N"/>
        </draw:custom-shape>
        <draw:custom-shape draw:style-name="gr17" draw:text-style-name="P20" draw:layer="layout" svg:width="4.41cm" svg:height="2.975cm" svg:x="17.59cm" svg:y="12.525cm">
          <text:list text:style-name="L1">
            <text:list-header>
              <text:p text:style-name="P9"><text:span text:style-name="T8">Front origin</text:span></text:p>
            </text:list-header>
          </text:list>
          <draw:enhanced-geometry svg:viewBox="0 0 21600 21600" draw:type="rectangle" draw:enhanced-path="M 0 0 L 21600 0 21600 21600 0 21600 0 0 Z N"/>
        </draw:custom-shape>
        <draw:custom-shape draw:style-name="gr18" draw:text-style-name="P22" draw:layer="layout" svg:width="5.683cm" svg:height="1.046cm" svg:x="11cm" svg:y="14cm">
          <text:list text:style-name="L1">
            <text:list-header>
              <text:p text:style-name="P21"><text:span text:style-name="T10">0. (optional) Sync</text:span></text:p>
              <text:p text:style-name="P21"><text:span text:style-name="T10">.well-known/origin-svcb</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2" draw:layer="layout" svg:width="13.986cm" svg:height="11.122cm" svg:x="3.5cm" svg:y="2.227cm" draw:page-number="5" presentation:class="page"/>
          <draw:frame presentation:style-name="pr5" draw:text-style-name="P23" draw:layer="layout" svg:width="16.786cm" svg:height="13.35cm" svg:x="2.098cm" svg:y="14.106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6" draw:text-style-name="P6" draw:layer="layout" svg:width="25.199cm" svg:height="2.629cm" svg:x="1.4cm" svg:y="0.628cm" presentation:class="title">
          <draw:text-box>
            <text:p>Comparison: -00 vs. -01</text:p>
          </draw:text-box>
        </draw:frame>
        <draw:frame presentation:style-name="pr7" draw:text-style-name="P25" draw:layer="layout" svg:width="12.297cm" svg:height="8.884cm" svg:x="1.4cm" svg:y="4cm" presentation:class="outline" presentation:user-transformed="true">
          <draw:text-box>
            <text:p text:style-name="P24"><text:span text:style-name="T11"><text:s text:c="4"/></text:span><text:span text:style-name="T11">version -00</text:span></text:p>
            <text:p text:style-name="P24"><text:span text:style-name="T12">[{</text:span></text:p>
            <text:p text:style-name="P24"><text:span text:style-name="T12"><text:s text:c="2"/></text:span><text:span text:style-name="T12">"desired-ttl": 1800,</text:span></text:p>
            <text:p text:style-name="P24"><text:span text:style-name="T12"><text:s text:c="2"/></text:span><text:span text:style-name="T12">"ports": [443, 8443],</text:span></text:p>
            <text:p text:style-name="P24"><text:span text:style-name="T12"><text:s text:c="2"/></text:span><text:span text:style-name="T12">"echconfiglist": "ABC..."</text:span></text:p>
            <text:p text:style-name="P24"><text:span text:style-name="T12">}]</text:span></text:p>
            <text:p text:style-name="P24"><text:span text:style-name="T12"/></text:p>
          </draw:text-box>
        </draw:frame>
        <draw:frame presentation:style-name="pr8" draw:text-style-name="P27" draw:layer="layout" svg:width="12.297cm" svg:height="12.03cm" svg:x="15cm" svg:y="4cm" presentation:class="outline" presentation:user-transformed="true">
          <draw:text-box>
            <text:p text:style-name="P26"><text:span text:style-name="T13"><text:s text:c="4"/></text:span><text:span text:style-name="T14">version -01</text:span></text:p>
            <text:p text:style-name="P26"><text:span text:style-name="T13">{</text:span></text:p>
            <text:p text:style-name="P26"><text:span text:style-name="T13"><text:s text:c="2"/></text:span><text:span text:style-name="T13">"endpoints": [{</text:span></text:p>
            <text:p text:style-name="P26"><text:span text:style-name="T13"><text:s text:c="4"/></text:span><text:span text:style-name="T13">"port": 443,</text:span></text:p>
            <text:p text:style-name="P26"><text:span text:style-name="T15"><text:s text:c="3"/></text:span><text:span text:style-name="T15"><text:tab/></text:span><text:span text:style-name="T15">"ech":</text:span><text:span text:style-name="T13"> "ABC..."</text:span></text:p>
            <text:p text:style-name="P26"><text:span text:style-name="T15"><text:s text:c="2"/></text:span><text:span text:style-name="T15">}, </text:span><text:span text:style-name="T13">{</text:span></text:p>
            <text:p text:style-name="P26"><text:span text:style-name="T13"><text:s text:c="4"/></text:span><text:span text:style-name="T13">"port": 8443,</text:span></text:p>
            <text:p text:style-name="P26"><text:span text:style-name="T15"><text:s text:c="3"/></text:span><text:span text:style-name="T15"><text:tab/></text:span><text:span text:style-name="T15">"ech":</text:span><text:span text:style-name="T13"> "XYZ..."</text:span></text:p>
            <text:p text:style-name="P26"><text:span text:style-name="T13"><text:s text:c="2"/></text:span><text:span text:style-name="T13">}]</text:span></text:p>
            <text:p><text:span text:style-name="T13">}</text:span></text:p>
            <text:p><text:span text:style-name="T13"/></text:p>
          </draw:text-box>
        </draw:frame>
        <presentation:notes draw:style-name="dp2">
          <draw:page-thumbnail draw:style-name="gr2" draw:layer="layout" svg:width="18.624cm" svg:height="10.476cm" svg:x="1.482cm" svg:y="2.123cm" draw:page-number="6" presentation:class="page"/>
          <draw:frame presentation:style-name="pr2"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629cm" svg:x="1.5cm" svg:y="0.371cm" presentation:class="title" presentation:user-transformed="true">
          <draw:text-box>
            <text:p>Resulting HTTPS RRs</text:p>
          </draw:text-box>
        </draw:frame>
        <draw:frame draw:style-name="gr19" draw:text-style-name="P29" draw:layer="layout" svg:width="26.715cm" svg:height="11.054cm" svg:x="0.385cm" svg:y="2.999cm">
          <draw:text-box>
            <text:p text:style-name="P28"><text:span text:style-name="T16">There are two ways to use this JSON:</text:span></text:p>
            <text:p text:style-name="P28"><text:span text:style-name="T16"/></text:p>
            <text:p text:style-name="P28"><text:span text:style-name="T16">1. If the zone factory is generating RRs from scratch:</text:span></text:p>
            <text:p text:style-name="P28"><text:span text:style-name="T17"/></text:p>
            <text:p text:style-name="P28"><text:span text:style-name="T17">origin.example. IN 1800 HTTPS 1 . ech=ABC... port=443</text:span></text:p>
            <text:p text:style-name="P28"><text:span text:style-name="T17"><text:s text:c="24"/></text:span><text:span text:style-name="T17">HTTPS 2 . ech=XYZ... port=8443</text:span></text:p>
            <text:p><text:span text:style-name="T17"/></text:p>
            <text:p text:style-name="P28"><text:span text:style-name="T16">2. If the zone factory is starting with template RRs:</text:span></text:p>
            <text:p text:style-name="P28"><text:span text:style-name="T17"/></text:p>
            <text:p text:style-name="P28"><text:span text:style-name="T18"><text:s text:c="24"/></text:span><text:span text:style-name="T18">HTTPS 1 . alpn=h2,h3 port=443</text:span></text:p>
            <text:p text:style-name="P28"><text:span text:style-name="T18"><text:s text:c="24"/></text:span><text:span text:style-name="T18">HTTPS 2 . alpn=h2 port=8443</text:span></text:p>
            <text:p><text:span text:style-name="T17"/></text:p>
            <text:p><text:span text:style-name="T16">then it adds each ECHConfigList to the template with a </text:span><text:span text:style-name="T19">matching port number</text:span><text:span text:style-name="T16">:</text:span></text:p>
            <text:p><text:span text:style-name="T17"/></text:p>
            <text:p text:style-name="P28"><text:span text:style-name="T17">origin.example. IN 1800 HTTPS 1 . </text:span><text:span text:style-name="T18">alpn=h2,h3 port=443</text:span><text:span text:style-name="T17"> ech=ABC... </text:span></text:p>
            <text:p text:style-name="P28"><text:span text:style-name="T17"><text:s text:c="24"/></text:span><text:span text:style-name="T17">HTTPS 2 . </text:span><text:span text:style-name="T18">alpn=h2 port=8443</text:span><text:span text:style-name="T17"> ech=XYZ... </text:span></text:p>
            <text:p><text:span text:style-name="T17"><text:s/></text:span></text:p>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6" draw:text-style-name="P6" draw:layer="layout" svg:width="25.199cm" svg:height="2.629cm" svg:x="1.4cm" svg:y="0.628cm" presentation:class="title">
          <draw:text-box>
            <text:p>Aliasing example</text:p>
          </draw:text-box>
        </draw:frame>
        <draw:frame presentation:style-name="pr7" draw:text-style-name="P25" draw:layer="layout" svg:width="12.297cm" svg:height="8.884cm" svg:x="1.4cm" svg:y="4cm" presentation:class="outline" presentation:user-transformed="true">
          <draw:text-box>
            <text:p text:style-name="P24"><text:span text:style-name="T11">Origin JSON</text:span></text:p>
            <text:p text:style-name="P24"><text:span text:style-name="T12">{</text:span></text:p>
            <text:p text:style-name="P24"><text:span text:style-name="T12"><text:s text:c="2"/></text:span><text:span text:style-name="T12">"alias": "cdn.example" </text:span></text:p>
            <text:p text:style-name="P24"><text:span text:style-name="T12">}</text:span></text:p>
            <text:p text:style-name="P24"><text:span text:style-name="T12"/></text:p>
            <text:p text:style-name="P24"><text:span text:style-name="T20">The "alias" and "endpoints" options are independent of ECH "shared mode" and "split mode". <text:s/>"alias" is recommended if the origin has the same SvcParams as the public name.</text:span></text:p>
          </draw:text-box>
        </draw:frame>
        <draw:frame presentation:style-name="pr7" draw:text-style-name="P27" draw:layer="layout" svg:width="12.297cm" svg:height="8.884cm" svg:x="15cm" svg:y="4cm" presentation:class="outline" presentation:user-transformed="true">
          <draw:text-box>
            <text:p text:style-name="P26"><text:span text:style-name="T14">Zone Factory Output</text:span></text:p>
            <text:p text:style-name="P26"><text:span text:style-name="T21">Could be any of:</text:span></text:p>
            <text:list text:style-name="L2">
              <text:list-item>
                <text:p text:style-name="P26"><text:span text:style-name="T13">HTTPS 0 cdn.example.</text:span></text:p>
              </text:list-item>
              <text:list-item>
                <text:p text:style-name="P26"><text:span text:style-name="T13">CNAME cdn.example.</text:span></text:p>
              </text:list-item>
              <text:list-item>
                <text:p text:style-name="P26"><text:span text:style-name="T13">HTTPS 1 cdn.example. [parameters copied securely by DNSSEC from cdn.example.]</text:span></text:p>
              </text:list-item>
              <text:list-item>
                <text:p text:style-name="P26"><text:span text:style-name="T13">...</text:span></text:p>
                <text:p text:style-name="P26"><text:span text:style-name="T20">(Templates are not supported for aliasing)</text:span></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6" draw:text-style-name="P6" draw:layer="layout" svg:width="25.199cm" svg:height="2.629cm" svg:x="1.4cm" svg:y="0.628cm" presentation:class="title">
          <draw:text-box>
            <text:p>Multi-CDN Example</text:p>
          </draw:text-box>
        </draw:frame>
        <draw:frame presentation:style-name="pr9" draw:text-style-name="P31" draw:layer="layout" svg:width="12.297cm" svg:height="12.781cm" svg:x="1.4cm" svg:y="4cm" presentation:class="outline" presentation:user-transformed="true">
          <draw:text-box>
            <text:p text:style-name="P30"><text:span text:style-name="T11">CDN JSON:</text:span></text:p>
            <text:p text:style-name="P30"><text:span text:style-name="T22">{</text:span></text:p>
            <text:p text:style-name="P30"><text:span text:style-name="T22"><text:s text:c="2"/></text:span><text:span text:style-name="T22">"endpoints": [{</text:span></text:p>
            <text:p text:style-name="P30"><text:span text:style-name="T22"><text:s text:c="4"/></text:span><text:span text:style-name="T22">"ech": "BBB..." <text:s text:c="3"/></text:span></text:p>
            <text:p text:style-name="P30"><text:span text:style-name="T22"><text:s text:c="2"/></text:span><text:span text:style-name="T22">}]</text:span></text:p>
            <text:p text:style-name="P30"><text:span text:style-name="T22">}</text:span></text:p>
            <text:p text:style-name="P30"><text:span text:style-name="T11"/></text:p>
            <text:p text:style-name="P30"><text:span text:style-name="T11">Origin JSON:</text:span></text:p>
            <text:p text:style-name="P30"><text:span text:style-name="T12">{</text:span></text:p>
            <text:p text:style-name="P30"><text:span text:style-name="T12"><text:s text:c="2"/></text:span><text:span text:style-name="T12">"endpoints": [{</text:span></text:p>
            <text:p text:style-name="P30"><text:span text:style-name="T12"><text:s text:c="4"/></text:span><text:span text:style-name="T12">"priority": 1,</text:span></text:p>
            <text:p text:style-name="P30"><text:span text:style-name="T12"><text:s text:c="4"/></text:span><text:span text:style-name="T12">"ech": "AAA..."</text:span></text:p>
            <text:p text:style-name="P30"><text:span text:style-name="T12"><text:s text:c="2"/></text:span><text:span text:style-name="T12">}, {</text:span></text:p>
            <text:p text:style-name="P30"><text:span text:style-name="T12"><text:s text:c="4"/></text:span><text:span text:style-name="T12">"priority": 1,</text:span></text:p>
            <text:p text:style-name="P30"><text:span text:style-name="T12"><text:s text:c="4"/></text:span><text:span text:style-name="T12">"target": "cdn.example.",</text:span></text:p>
            <text:p text:style-name="P30"><text:span text:style-name="T12"><text:s text:c="4"/></text:span><text:span text:style-name="T12">"ech": "BBB..." <text:s text:c="3"/></text:span></text:p>
            <text:p text:style-name="P30"><text:span text:style-name="T12"><text:s text:c="2"/></text:span><text:span text:style-name="T12">}]</text:span></text:p>
            <text:p text:style-name="P30"><text:span text:style-name="T12">}</text:span></text:p>
            <text:p text:style-name="P30"><text:span text:style-name="T12"/></text:p>
            <text:p text:style-name="P30"><text:span text:style-name="T12"/></text:p>
          </draw:text-box>
        </draw:frame>
        <draw:frame presentation:style-name="pr10" draw:text-style-name="P27" draw:layer="layout" svg:width="13.797cm" svg:height="10.073cm" svg:x="13.5cm" svg:y="4cm" presentation:class="outline" presentation:user-transformed="true">
          <draw:text-box>
            <text:p text:style-name="P26"><text:span text:style-name="T14">Zone Factory Output</text:span></text:p>
            <text:p text:style-name="P26"><text:span text:style-name="T23">HTTPS 1 . alpn=h2,h3</text:span><text:span text:style-name="T13"> ech=AAA..</text:span></text:p>
            <text:p text:style-name="P26"><text:span text:style-name="T23">HTTPS 1 cdn.example. alpn=h2</text:span><text:span text:style-name="T13"> ech=BBB...</text:span></text:p>
            <text:list text:style-name="L2">
              <text:list-item>
                <text:p text:style-name="P26"><text:span text:style-name="T20">The origin dynamically incorporates https://cdn.example/.w-k/origin-svcb into its own JSON output, so the ECH keys stay up to date.</text:span></text:p>
              </text:list-item>
              <text:list-item>
                <text:p text:style-name="P26"><text:span text:style-name="T20">The zone factory is configured statically with templates containing the other parameters. <text:s/></text:span></text:p>
              </text:list-item>
              <text:list-item>
                <text:p text:style-name="P26"><text:span text:style-name="T20">The “priority” and “target” identify which ECHConfigList goes with which template.</text:span></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Other notable details</text:p>
          </draw:text-box>
        </draw:frame>
        <draw:frame presentation:style-name="pr4" draw:text-style-name="P6" draw:layer="layout" svg:width="25.199cm" svg:height="9.134cm" svg:x="1.4cm" svg:y="3.685cm" presentation:class="outline">
          <draw:text-box>
            <text:list text:style-name="L2">
              <text:list-item>
                <text:p>DNS TTL is chosen by the zone factory, but MUST be less than the HTTP freshness lifetime.</text:p>
                <text:list>
                  <text:list-item>
                    <text:p>Hard to figure out using simple HTTP client APIs...</text:p>
                  </text:list-item>
                </text:list>
              </text:list-item>
              <text:list-item>
                <text:p>Ordinary web clients “SHOULD NOT” try to use this in lieu of real HTTPS records.</text:p>
                <text:list>
                  <text:list-item>
                    <text:p>Not very effective, plus it creates a supercookie.</text:p>
                  </text:list-item>
                </text:list>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To Be Determined</text:p>
          </draw:text-box>
        </draw:frame>
        <draw:frame presentation:style-name="pr4" draw:text-style-name="P6" draw:layer="layout" svg:width="25.199cm" svg:height="9.134cm" svg:x="1.4cm" svg:y="3.685cm" presentation:class="outline">
          <draw:text-box>
            <text:list text:style-name="L2">
              <text:list-item>
                <text:p>Exact template matching rules</text:p>
                <text:list>
                  <text:list-item>
                    <text:p>or should we just stuff the whole HTTPS record into JSON?</text:p>
                  </text:list-item>
                </text:list>
              </text:list-item>
              <text:list-item>
                <text:p>Static bootstrap IP requirement for zone factories</text:p>
                <text:list>
                  <text:list-item>
                    <text:p>Otherwise the zone factory could lose access to the origin permanently due to a bad config push.</text:p>
                  </text:list-item>
                </text:list>
              </text:list-item>
              <text:list-item>
                <text:p>Support for non-HTTPS protocols</text:p>
                <text:list>
                  <text:list-item>
                    <text:p>Seems straightforward but harder to set up.</text:p>
                  </text:list-item>
                </text:list>
              </text:list-item>
              <text:list-item>
                <text:p>HTTP redirect rules or guidance</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4T32">
        <office:forms form:automatic-focus="false" form:apply-design-mode="false"/>
        <draw:frame presentation:style-name="pr11" draw:text-style-name="P3" draw:layer="layout" svg:width="25.199cm" svg:height="12.19cm" svg:x="1.4cm" svg:y="0.628cm" presentation:class="subtitle">
          <draw:text-box>
            <text:p>What do you think?</text:p>
          </draw:text-box>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ouble_20_Dash_20__28_Rounded_29_" svg:stroke-width="0cm" svg:stroke-color="#3465a4" draw:marker-start-width="0.2cm" draw:marker-start-center="false" draw:marker-end-width="0.2cm" draw:marker-end-center="false" svg:stroke-linecap="round"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1</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07:01:06.210000000</meta:creation-date>
    <dc:date>2022-10-31T09:59:38.914507888</dc:date>
    <meta:editing-duration>P3DT25M8S</meta:editing-duration>
    <meta:editing-cycles>305</meta:editing-cycles>
    <meta:generator>LibreOffice/7.4.1.2$Linux_X86_64 LibreOffice_project/40$Build-2</meta:generator>
    <meta:document-statistic meta:object-count="85"/>
  </office:meta>
</office:document-meta>
</file>